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9477"/>
    </style:style>
    <style:style style:name="P2" style:family="paragraph" style:parent-style-name="Standard">
      <style:text-properties officeooo:rsid="00089477" officeooo:paragraph-rsid="00089477"/>
    </style:style>
    <style:style style:name="P3" style:family="paragraph" style:parent-style-name="Standard">
      <style:text-properties officeooo:rsid="000906f2" officeooo:paragraph-rsid="000906f2"/>
    </style:style>
    <style:style style:name="P4" style:family="paragraph" style:parent-style-name="Standard">
      <style:text-properties officeooo:rsid="000a7893" officeooo:paragraph-rsid="000a7893"/>
    </style:style>
    <style:style style:name="P5" style:family="paragraph" style:parent-style-name="Standard">
      <style:text-properties officeooo:rsid="000a7893" officeooo:paragraph-rsid="000b3490"/>
    </style:style>
    <style:style style:name="P6" style:family="paragraph" style:parent-style-name="Standard">
      <style:text-properties officeooo:rsid="000a7893" officeooo:paragraph-rsid="000a7893"/>
    </style:style>
    <style:style style:name="P7" style:family="paragraph" style:parent-style-name="Standard">
      <style:text-properties officeooo:rsid="000c30e7" officeooo:paragraph-rsid="000c30e7"/>
    </style:style>
    <style:style style:name="P8" style:family="paragraph" style:parent-style-name="Standard">
      <style:text-properties officeooo:rsid="000e8c13" officeooo:paragraph-rsid="000e8c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tema2</text:p>
      <text:p text:style-name="P1"/>
      <text:p text:style-name="P1"/>
      <text:p text:style-name="P2">2.1: No sale nada porque antes del código esta escrito // .</text:p>
      <text:p text:style-name="P2"/>
      <text:p text:style-name="P2">2.2:Falta el ; detrás de la sentencia del cout.</text:p>
      <text:p text:style-name="P2"/>
      <text:p text:style-name="P3">2.5 //un programa c++ sin errores</text:p>
      <text:p text:style-name="P3"/>
      <text:p text:style-name="P3">#include&lt;iostream&gt;</text:p>
      <text:p text:style-name="P3"/>
      <text:p text:style-name="P3">using namespace std;</text:p>
      <text:p text:style-name="P3"/>
      <text:p text:style-name="P3">int main(){</text:p>
      <text:p text:style-name="P3"><text:tab/>cout&lt;&lt;”El lenguaje de progamcion c++ “&lt;&lt;endl;</text:p>
      <text:p text:style-name="P3"/>
      <text:p text:style-name="P3"><text:tab/>return 0;</text:p>
      <text:p text:style-name="P3">}</text:p>
      <text:p text:style-name="P3"/>
      <text:p text:style-name="P3">2.6: Hola, J.M.!</text:p>
      <text:p text:style-name="P3"/>
      <text:p text:style-name="P3"/>
      <text:p text:style-name="P4">2.2.1:Presione una tecla para continuar: </text:p>
      <text:p text:style-name="P4"/>
      <text:p text:style-name="P5">2.2.2:</text:p>
      <text:p text:style-name="P5">esto es una prueba</text:p>
      <text:p text:style-name="P4">Escribimos de nuevo.</text:p>
      <text:p text:style-name="P4">sale la cadena.</text:p>
      <text:p text:style-name="P4">cadena.</text:p>
      <text:p text:style-name="P4">Presione una tecla para continuar . . .</text:p>
      <text:p text:style-name="P4"/>
      <text:p text:style-name="P7">2.2.6:Esto es un ejemplo</text:p>
      <text:p text:style-name="P7">de declaracion de constante.</text:p>
      <text:p text:style-name="P7">Salta dos lineas</text:p>
      <text:p text:style-name="P7"/>
      <text:p text:style-name="P7">y tambien un</text:p>
      <text:p text:style-name="P7">ejemplo cadenas</text:p>
      <text:p text:style-name="P7">Presione una tecla para continuar . . .</text:p>
      <text:p text:style-name="P7"/>
      <text:p text:style-name="P7">2.2.7:Juan Sin Miedo----&gt; <text:s text:c="2"/>Sin Miedo</text:p>
      <text:p text:style-name="P7">Juan Sin Miedo</text:p>
      <text:p text:style-name="P7">Miedo</text:p>
      <text:p text:style-name="P7">Presione una tecla para continuar . . .</text:p>
      <text:p text:style-name="P7"/>
      <text:p text:style-name="P8">2.2.10:</text:p>
      <text:p text:style-name="P8">N:SI<text:tab/>85 Nombre:no<text:tab/><text:tab/>MiProblema:Si<text:tab/>AAAAAAAAAA:SI<text:tab/><text:tab/>Mi juego:No<text:tab/><text:tab/></text:p>
      <text:p text:style-name="P8">Nombre_Apellidos:si<text:tab/><text:tab/>MiJuego:Si<text:tab/><text:tab/>Saldo_Actual:SI<text:tab/><text:tab/>write:SI</text:p>
      <text:p text:style-name="P8">m&amp;m:no<text:tab/>Universidad Pontificia:no<text:tab/><text:tab/>registro:SI<text:tab/><text:tab/>set 15:no</text:p>
      <text:p text:style-name="P8">* 143edad:no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5:43:09.422000000</meta:creation-date>
    <dc:date>2019-07-25T16:07:28.781000000</dc:date>
    <meta:editing-duration>PT46M52S</meta:editing-duration>
    <meta:editing-cycles>4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33" meta:word-count="134" meta:character-count="846" meta:non-whitespace-character-count="732"/>
  </office:meta>
</office:document-meta>
</file>